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Fab.<text:line-break/>Un texto completo, cohesivo y profundo, escrito especialmente para tu marco conceptual.<text:line-break/>No uso citas externas ni contenido protegido: todo es elaboración original.</text:p>
      <text:p text:style-name="Horizontal_20_Line"/>
      <text:h text:style-name="Heading_20_1" text:outline-level="1"><text:span text:style-name="Strong_20_Emphasis">El individuo como agente local y su impacto en la inteligencia del sistema</text:span></text:h>
      <text:p text:style-name="Text_20_body">La vida, entendida como un proceso continuo de transformación, adaptación y exploración, no puede reducirse a un organismo, una especie o un linaje. La vida es un sistema distribuido que se despliega en innumerables instancias individuales, cada una de las cuales actúa como un agente local dentro de un proceso global. Desde las primeras moléculas autorreplicantes hasta los organismos multicelulares más complejos, cada individuo es una expresión concreta del sistema vida, una manifestación temporal de un proceso que comenzó hace miles de millones de años y que continúa expandiéndose en complejidad e inteligencia.</text:p>
      <text:p text:style-name="Text_20_body">Este texto explora la idea de que el individuo no es solo una parte del sistema, sino también su unidad fundamental, su nodo operativo, su instancia ejecutora. Y, al mismo tiempo, sostiene que la inteligencia de la vida —entendida como la capacidad del sistema para explorar posibilidades, adaptarse y generar soluciones— aumenta proporcionalmente al número de individuos que lo componen. La vida se vuelve más inteligente cuando se multiplica, cuando se diversifica, cuando se despliega en millones de agentes locales que exploran simultáneamente el espacio de posibilidades.</text:p>
      <text:p text:style-name="Horizontal_20_Line"/>
      <text:h text:style-name="Heading_20_2" text:outline-level="2"><text:span text:style-name="Strong_20_Emphasis">1. El individuo como instancia completa del proceso vida</text:span></text:h>
      <text:p text:style-name="Text_20_body">En biología suele asumirse que la vida comienza con la célula. Sin embargo, si retrocedemos al origen, encontramos que las primeras entidades capaces de replicarse —moléculas de ARN primitivo— ya cumplían con las funciones esenciales de un individuo: poseían identidad, capacidad de reproducción, variación heredable y un ciclo de existencia. Desde esta perspectiva, un individuo no es necesariamente un organismo complejo, sino cualquier entidad capaz de perpetuar información a través del tiempo.</text:p>
      <text:p text:style-name="Text_20_body">Cada molécula replicante es, en sí misma, una unidad completa del proceso vida. No es una parte incompleta de un todo mayor, sino una instancia autosuficiente del sistema. Si quedara solo una molécula capaz de replicarse, la vida podría reiniciarse desde ella. Esto revela una propiedad fractal del sistema: cada individuo contiene el proceso completo, aunque en una escala mínima.</text:p>
      <text:p text:style-name="Text_20_body">El individuo, por tanto, no es un fragmento del sistema vida: <text:span text:style-name="Strong_20_Emphasis">es la vida misma, encarnada en una forma concreta y temporal</text:span>.</text:p>
      <text:p text:style-name="Horizontal_20_Line"/>
      <text:h text:style-name="Heading_20_2" text:outline-level="2"><text:soft-page-break/><text:span text:style-name="Strong_20_Emphasis">2. El individuo como agente local en un sistema distribuido</text:span></text:h>
      <text:p text:style-name="Text_20_body">Aunque cada individuo es una instancia completa del proceso vida, su papel dentro del sistema global es el de un agente local. Un individuo no conoce el estado del sistema completo, no tiene acceso a la totalidad de la información, no planifica ni coordina con otros individuos de manera consciente. Sin embargo, su existencia y sus acciones contribuyen al comportamiento emergente del sistema.</text:p>
      <text:p text:style-name="Text_20_body">Cada individuo:</text:p>
      <text:list xml:id="list380885950" text:style-name="L1">
        <text:list-item>
          <text:p text:style-name="P2">explora una variante del espacio de posibilidades </text:p>
        </text:list-item>
        <text:list-item>
          <text:p text:style-name="P2">enfrenta un entorno particular </text:p>
        </text:list-item>
        <text:list-item>
          <text:p text:style-name="P2">experimenta presiones selectivas específicas </text:p>
        </text:list-item>
        <text:list-item>
          <text:p text:style-name="P2">transmite información a su descendencia </text:p>
        </text:list-item>
        <text:list-item>
          <text:p text:style-name="P1">deja un rastro evolutivo </text:p>
        </text:list-item>
      </text:list>
      <text:p text:style-name="Text_20_body">El sistema vida no piensa como un cerebro centralizado. Piensa como un enjambre, como una red distribuida donde cada nodo opera localmente, pero el conjunto produce un comportamiento global coherente y adaptativo.</text:p>
      <text:p text:style-name="Text_20_body">En este sentido, el individuo es simultáneamente:</text:p>
      <text:list xml:id="list2721054274" text:style-name="L2">
        <text:list-item>
          <text:p text:style-name="P4"><text:span text:style-name="Strong_20_Emphasis">unidad de ejecución</text:span> </text:p>
        </text:list-item>
        <text:list-item>
          <text:p text:style-name="P4"><text:span text:style-name="Strong_20_Emphasis">unidad de experimentación</text:span> </text:p>
        </text:list-item>
        <text:list-item>
          <text:p text:style-name="P3"><text:span text:style-name="Strong_20_Emphasis">unidad de aprendizaje evolutivo</text:span> </text:p>
        </text:list-item>
      </text:list>
      <text:p text:style-name="Text_20_body">La vida aprende a través de los individuos. Cada uno es un experimento viviente.</text:p>
      <text:p text:style-name="Horizontal_20_Line"/>
      <text:h text:style-name="Heading_20_2" text:outline-level="2"><text:span text:style-name="Strong_20_Emphasis">3. La multiplicidad como fuente de inteligencia</text:span></text:h>
      <text:p text:style-name="Text_20_body">Un individuo aislado puede explorar solo una fracción minúscula del espacio de posibilidades. Su capacidad de adaptación es limitada, su experiencia es local, su historia es breve. Pero cuando el sistema se despliega en millones o trillones de individuos, la capacidad de exploración se multiplica exponencialmente.</text:p>
      <text:p text:style-name="Text_20_body">La inteligencia del sistema no surge de la sofisticación de un individuo, sino de la <text:span text:style-name="Strong_20_Emphasis">multiplicidad simultánea</text:span> de individuos que exploran caminos distintos. Cada uno prueba una configuración, enfrenta un entorno, experimenta mutaciones, fracasa o prospera. La vida, como sistema global, acumula información a través de esta diversidad de experiencias.</text:p>
      <text:p text:style-name="Text_20_body">Cuantos más individuos existen:</text:p>
      <text:list xml:id="list4079546243" text:style-name="L3">
        <text:list-item>
          <text:p text:style-name="P6">más variación se genera </text:p>
        </text:list-item>
        <text:list-item>
          <text:p text:style-name="P6">más caminos evolutivos se exploran </text:p>
        </text:list-item>
        <text:list-item>
          <text:p text:style-name="P6">más soluciones emergen </text:p>
        </text:list-item>
        <text:list-item>
          <text:p text:style-name="P6">más rápido aprende el sistema </text:p>
        </text:list-item>
        <text:list-item>
          <text:p text:style-name="P5">más complejas se vuelven las estructuras resultantes </text:p>
        </text:list-item>
      </text:list>
      <text:p text:style-name="Text_20_body"><text:soft-page-break/>La inteligencia de la vida es una propiedad emergente de la <text:span text:style-name="Strong_20_Emphasis">cantidad</text:span>, no solo de la calidad.</text:p>
      <text:p text:style-name="Horizontal_20_Line"/>
      <text:h text:style-name="Heading_20_2" text:outline-level="2"><text:span text:style-name="Strong_20_Emphasis">4. El individuo como portador temporal de información</text:span></text:h>
      <text:p text:style-name="Text_20_body">El ADN —o el ARN en sus etapas más primitivas— no puede interactuar directamente con el mundo. Necesita un vehículo, un cuerpo, una estructura que lo conecte con el entorno. Ese vehículo es el individuo.</text:p>
      <text:p text:style-name="Text_20_body">El individuo es el medio a través del cual la información genética:</text:p>
      <text:list xml:id="list643712706" text:style-name="L4">
        <text:list-item>
          <text:p text:style-name="P8">se expresa </text:p>
        </text:list-item>
        <text:list-item>
          <text:p text:style-name="P8">se prueba </text:p>
        </text:list-item>
        <text:list-item>
          <text:p text:style-name="P8">se selecciona </text:p>
        </text:list-item>
        <text:list-item>
          <text:p text:style-name="P8">se modifica </text:p>
        </text:list-item>
        <text:list-item>
          <text:p text:style-name="P7">se transmite </text:p>
        </text:list-item>
      </text:list>
      <text:p text:style-name="Text_20_body">La vida no puede aprender sin individuos. El individuo es el puente entre generaciones, el canal a través del cual fluye la información evolutiva. Es un portador temporal, un mensajero que existe solo para transmitir información al futuro.</text:p>
      <text:p text:style-name="Text_20_body">Pero aunque sea temporal, su rol es esencial: sin individuos, la vida sería un algoritmo sin ejecución, un programa sin hardware, una posibilidad sin realización.</text:p>
      <text:p text:style-name="Horizontal_20_Line"/>
      <text:h text:style-name="Heading_20_2" text:outline-level="2"><text:span text:style-name="Strong_20_Emphasis">5. El individuo como sacrificio necesario</text:span></text:h>
      <text:p text:style-name="Text_20_body">La vida no necesita que todos los individuos sobrevivan. Necesita que <text:span text:style-name="Strong_20_Emphasis">algunos</text:span> lo hagan. La existencia del individuo es, en cierto sentido, un sacrificio necesario para que el sistema global pueda aprender.</text:p>
      <text:p text:style-name="Text_20_body">Cada individuo es prescindible, pero su existencia permite que el sistema explore una posibilidad más. La muerte del individuo no es un fracaso del sistema; es parte del proceso de filtrado que permite que la vida avance.</text:p>
      <text:p text:style-name="Text_20_body">El individuo es el precio que paga la vida para seguir aprendiendo.</text:p>
      <text:p text:style-name="Horizontal_20_Line"/>
      <text:h text:style-name="Heading_20_2" text:outline-level="2"><text:span text:style-name="Strong_20_Emphasis">6. El individuo como origen de la complejidad</text:span></text:h>
      <text:p text:style-name="Text_20_body">A medida que el número de individuos aumenta, también lo hace la complejidad del sistema. No solo porque se exploran más posibilidades, sino porque las interacciones entre individuos generan nuevas dinámicas:</text:p>
      <text:list xml:id="list1527476048" text:style-name="L5">
        <text:list-item>
          <text:p text:style-name="P10">cooperación </text:p>
        </text:list-item>
        <text:list-item>
          <text:p text:style-name="P10">competencia </text:p>
        </text:list-item>
        <text:list-item>
          <text:p text:style-name="P10">simbiosis </text:p>
        </text:list-item>
        <text:list-item>
          <text:p text:style-name="P10"><text:soft-page-break/>comunicación </text:p>
        </text:list-item>
        <text:list-item>
          <text:p text:style-name="P10">especialización </text:p>
        </text:list-item>
        <text:list-item>
          <text:p text:style-name="P9">organización social </text:p>
        </text:list-item>
      </text:list>
      <text:p text:style-name="Text_20_body">La inteligencia del sistema no surge solo de la variación genética, sino también de la interacción entre individuos. La vida se vuelve más inteligente no solo porque hay más agentes locales, sino porque esos agentes comienzan a influirse mutuamente, a formar redes, a crear estructuras colectivas.</text:p>
      <text:p text:style-name="Text_20_body">La complejidad del individuo y la complejidad del sistema crecen juntas, en un ciclo de retroalimentación que impulsa la evolución hacia niveles cada vez más altos de organización.</text:p>
      <text:p text:style-name="Horizontal_20_Line"/>
      <text:h text:style-name="Heading_20_2" text:outline-level="2"><text:span text:style-name="Strong_20_Emphasis">7. El individuo como expresión de la inteligencia del sistema</text:span></text:h>
      <text:p text:style-name="Text_20_body">Si la vida es un sistema inteligente distribuido, entonces cada individuo es una expresión local de esa inteligencia. No en el sentido humano de pensamiento consciente, sino en el sentido profundo de ser un nodo dentro de un proceso de exploración y aprendizaje.</text:p>
      <text:p text:style-name="Text_20_body">El individuo es:</text:p>
      <text:list xml:id="list4214583770" text:style-name="L6">
        <text:list-item>
          <text:p text:style-name="P12">una hipótesis viviente </text:p>
        </text:list-item>
        <text:list-item>
          <text:p text:style-name="P12">una prueba evolutiva </text:p>
        </text:list-item>
        <text:list-item>
          <text:p text:style-name="P12">una manifestación temporal del proceso vida </text:p>
        </text:list-item>
        <text:list-item>
          <text:p text:style-name="P12">un agente que contribuye al aprendizaje global </text:p>
        </text:list-item>
        <text:list-item>
          <text:p text:style-name="P11">una instancia que contiene el potencial del sistema completo </text:p>
        </text:list-item>
      </text:list>
      <text:p text:style-name="Text_20_body">La vida no piensa como nosotros, pero produce estructuras que piensan. No tiene intención, pero genera sistemas que desarrollan intencionalidad. No diseña, pero crea organismos capaces de diseñar.</text:p>
      <text:p text:style-name="Text_20_body">Y todo esto comienza con el individuo.</text:p>
      <text:p text:style-name="Horizontal_20_Line"/>
      <text:h text:style-name="Heading_20_2" text:outline-level="2"><text:span text:style-name="Strong_20_Emphasis">8. Conclusión: el individuo como clave de la inteligencia emergente</text:span></text:h>
      <text:p text:style-name="Text_20_body">El individuo no es un accidente ni un subproducto del sistema vida. Es su unidad fundamental, su agente operativo, su instancia ejecutora. La vida se despliega en individuos porque esa es la única forma en que puede explorar, aprender y evolucionar.</text:p>
      <text:p text:style-name="Text_20_body">El individuo es la vida misma, encarnada en una forma concreta.<text:line-break/>Y cuando la vida se multiplica en millones de individuos, se vuelve extraordinariamente inteligente.</text:p>
      <text:p text:style-name="Text_20_body">La inteligencia del sistema no surge de un plan, sino de la multiplicidad.<text:line-break/>No surge de un centro, sino de la distribución.<text:line-break/>No surge de un individuo, sino de todos ellos juntos.</text:p>
      <text:p text:style-name="Text_20_body"><text:soft-page-break/>La vida es un sistema inteligente porque está hecha de individuos.<text:line-break/>Y cada individuo, por pequeño que sea, es una chispa del proceso que ha dado origen a toda la complejidad del universo biológico.</text:p>
      <text:p text:style-name="Horizontal_20_Line"/>
      <text:p text:style-name="Text_20_body">Si quieres, Fab, puedo ayudarte a expandir esto en un capítulo completo, integrarlo en tu marco filosófico sobre ADN como origen de la lógica, o convertirlo en un modelo formal de inteligencia distribuid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0T10:29:28.587000000</meta:creation-date>
    <dc:date>2025-12-20T11:04:34.344000000</dc:date>
    <meta:editing-duration>PT35M6S</meta:editing-duration>
    <meta:editing-cycles>1</meta:editing-cycles>
    <meta:document-statistic meta:table-count="0" meta:image-count="0" meta:object-count="0" meta:page-count="5" meta:paragraph-count="72" meta:word-count="1350" meta:character-count="8573" meta:non-whitespace-character-count="7295"/>
    <meta:generator>LibreOffice/7.3.5.2$Windows_X86_64 LibreOffice_project/184fe81b8c8c30d8b5082578aee2fed2ea847c01</meta:generator>
  </office:meta>
</office:document-meta>
</file>